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84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Hoyo</text:p>
          </table:table-cell>
          <table:table-cell office:value-type="string" table:style-name="ce1">
            <text:p>Negras (M)</text:p>
          </table:table-cell>
          <table:table-cell office:value-type="string" table:style-name="ce1">
            <text:p>Azules (M)</text:p>
          </table:table-cell>
          <table:table-cell office:value-type="string" table:style-name="ce1">
            <text:p>Blancas (M)</text:p>
          </table:table-cell>
          <table:table-cell office:value-type="string" table:style-name="ce1">
            <text:p>Doradas (F)</text:p>
          </table:table-cell>
          <table:table-cell office:value-type="string" table:style-name="ce1">
            <text:p>Plateadas (F)</text:p>
          </table:table-cell>
          <table:table-cell office:value-type="string" table:style-name="ce1">
            <text:p>Blancas (F)</text:p>
          </table:table-cell>
          <table:table-cell office:value-type="string" table:style-name="ce1">
            <text:p>Rojas (F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table:number-columns-repeated="16376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03</meta:generator>
    <meta:initial-creator>Esteban Chavez Velasco</meta:initial-creator>
    <dc:creator>X</dc:creator>
    <meta:creation-date>2025-06-13T18:25:22Z</meta:creation-date>
    <dc:date>2025-06-13T18:31:54Z</dc:date>
  </office:meta>
</office:document-meta>
</file>